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6.715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Course</text:p>
          </table:table-cell>
          <table:table-cell table:style-name="Default" office:value-type="string">
            <text:p>Horse</text:p>
          </table:table-cell>
          <table:table-cell table:style-name="Default" office:value-type="string">
            <text:p>7:30AM Price</text:p>
          </table:table-cell>
          <table:table-cell table:style-name="Default" office:value-type="string">
            <text:p>ML_Prob</text:p>
          </table:table-cell>
          <table:table-cell table:style-name="Default" office:value-type="string">
            <text:p>Rank</text:p>
          </table:table-cell>
          <table:table-cell table:style-name="Default" office:value-type="string">
            <text:p>No. of Top</text:p>
          </table:table-cell>
          <table:table-cell office:value-type="string">
            <text:p>System Name</text:p>
          </table:table-cell>
          <table:table-cell table:style-name="ce1"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King Of Thebes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88645026289882">
            <text:p>0.388645026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305">
            <text:p>1305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Tenter Le Tout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82433796708224">
            <text:p>0.78243379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Hurdle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305">
            <text:p>1305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Tenter Le Tout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82433796708224">
            <text:p>0.78243379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Hurdle Value (Top AI and Pur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Jesse Luc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588017832192">
            <text:p>0.1658801783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255">
            <text:p>125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It's Maisy</text:p>
          </table:table-cell>
          <table:table-cell table:style-name="Default" office:value-type="float" office:value="1.5">
            <text:p>1.5</text:p>
          </table:table-cell>
          <table:table-cell table:style-name="Default" office:value-type="float" office:value="0.646868958764988">
            <text:p>0.64686895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407">
            <text:p>1407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Camarrat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473975734351">
            <text:p>0.1247397573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25">
            <text:p>152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Bust A Mov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7300351810684">
            <text:p>0.14730035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32">
            <text:p>1532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I Am The Moo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9131077159413">
            <text:p>0.179131077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Inion Tiogair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0022536206596">
            <text:p>0.1900225362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05">
            <text:p>15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Honesty Policy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41718000985663">
            <text:p>0.2417180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632">
            <text:p>1632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Port Statio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51893296515605">
            <text:p>0.25189329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723">
            <text:p>1723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Goldrush Ki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7894012840673">
            <text:p>0.147894012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Sporting Hero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83144182044981">
            <text:p>0.08314418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Desert Friend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9103578612253">
            <text:p>0.139103578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12">
            <text:p>1512</text:p>
          </table:table-cell>
          <table:table-cell table:style-name="Default" office:value-type="string">
            <text:p>Yarmouth</text:p>
          </table:table-cell>
          <table:table-cell table:style-name="Default" office:value-type="string">
            <text:p>Ottoman Empress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70290098580604">
            <text:p>0.370290098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12">
            <text:p>1512</text:p>
          </table:table-cell>
          <table:table-cell table:style-name="Default" office:value-type="string">
            <text:p>Yarmouth</text:p>
          </table:table-cell>
          <table:table-cell table:style-name="Default" office:value-type="string">
            <text:p>Ottoman Empress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70290098580604">
            <text:p>0.370290098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0">
            <text:p>260410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Madara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2254996123764">
            <text:p>0.202254996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Chase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Hoodie Hoo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0046432371382">
            <text:p>0.160046432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ints In Peac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44032090373057">
            <text:p>0.144032090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0">
            <text:p>260410</text:p>
          </table:table-cell>
          <table:table-cell table:style-name="Default" office:value-type="float" office:value="1613">
            <text:p>1613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Dillarchi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4984625529503">
            <text:p>0.30498462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Blackwater Lill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7056460907718">
            <text:p>0.187056460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Baron Noir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9922902438702">
            <text:p>0.209922902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Wexford</text:p>
          </table:table-cell>
          <table:table-cell table:style-name="Default" office:value-type="string">
            <text:p>Captains Speech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388395113125833">
            <text:p>0.388395113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0">
            <text:p>260410</text:p>
          </table:table-cell>
          <table:table-cell table:style-name="Default" office:value-type="float" office:value="1728">
            <text:p>1728</text:p>
          </table:table-cell>
          <table:table-cell table:style-name="Default" office:value-type="string">
            <text:p>Wexford</text:p>
          </table:table-cell>
          <table:table-cell table:style-name="Default" office:value-type="string">
            <text:p>Agameoftwohalves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33834752375942">
            <text:p>0.333834752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442">
            <text:p>1442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y Up Duck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5582606673375">
            <text:p>0.48558260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442">
            <text:p>1442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y Up Duck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5582606673375">
            <text:p>0.48558260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Value (Top AI and Pur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432">
            <text:p>1432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inella Yoga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79249030522886">
            <text:p>0.7792490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Hurdle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432">
            <text:p>1432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inella Yoga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79249030522886">
            <text:p>0.7792490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Hurdle Value (Top AI and Pur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517">
            <text:p>1517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pring Is Sprung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3881590258474">
            <text:p>0.2038815903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own To The Kid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20615098077924">
            <text:p>0.320615098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Gold Star Hero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25783582918059">
            <text:p>0.325783582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507">
            <text:p>1507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Noble Blue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81051318841745">
            <text:p>0.38105131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Aquifolia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0856307262567">
            <text:p>0.130856307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Maestro Conti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8828542714785">
            <text:p>0.238828542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The New Lion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2854558414211">
            <text:p>0.35285455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Whims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06874065557">
            <text:p>0.211006874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Suir Monad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1396380130151">
            <text:p>0.48139638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Whims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06874065557">
            <text:p>0.211006874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Hardly Surprising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85689802960237">
            <text:p>0.48568980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Duhallow Tommy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50722925962316">
            <text:p>0.35072292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Chase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Ferret Jeeter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376541955969061">
            <text:p>0.37654195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Ohmali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7904151956732">
            <text:p>0.14790415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717">
            <text:p>1717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Calshot Spi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3692138748208">
            <text:p>0.163692138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Not Just Any Eagle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18332274410221">
            <text:p>0.0718332274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Atmospher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4257205039412">
            <text:p>0.25425720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overeign View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9405685225048">
            <text:p>0.169405685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7">
            <text:p>260407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Paranjape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0913921806023065">
            <text:p>0.0913921806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lansma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00237824110285">
            <text:p>0.200237824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Locked Down Lad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7263348076882">
            <text:p>0.127263348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7">
            <text:p>260407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Blacksamssenorit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6050795727032">
            <text:p>0.146050795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Zain Primus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5715327270512">
            <text:p>0.29571532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Value (Top AI and Pur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Jukebox D'Eddy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431342604296754">
            <text:p>0.431342604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Chase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715">
            <text:p>1715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City Of God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663948355004843">
            <text:p>0.066394835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750">
            <text:p>175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Fleurma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3677237436845">
            <text:p>0.273677237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All Authorized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6796679854692">
            <text:p>0.156796679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Independent Lady</text:p>
          </table:table-cell>
          <table:table-cell table:style-name="Default" office:value-type="float" office:value="1.91">
            <text:p>1.91</text:p>
          </table:table-cell>
          <table:table-cell table:style-name="Default" office:value-type="float" office:value="0.472572128271806">
            <text:p>0.4725721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15">
            <text:p>1415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itsnbuckle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90106458556493">
            <text:p>0.190106458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45">
            <text:p>144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Graecia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969369175879">
            <text:p>0.154969369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Double Click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42013293696065">
            <text:p>0.142013293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Abbey Law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163140179502">
            <text:p>0.16163140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ublic Enem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7703808914862">
            <text:p>0.157703808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335">
            <text:p>133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Neon Dream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78614073002681">
            <text:p>0.4786140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torm Heart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61985591987453">
            <text:p>0.261985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31">
            <text:p>1431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Loblolly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0975558044184414">
            <text:p>0.097555804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Wingme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9440264746394">
            <text:p>0.259440264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48">
            <text:p>1448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By The Gra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402744859766">
            <text:p>0.284027448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Goodwin Fac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06854684888451">
            <text:p>0.206854684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633">
            <text:p>163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Kalkaroo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25781599296051">
            <text:p>0.32578159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ukaana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48138984650941">
            <text:p>0.348138984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330">
            <text:p>133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plendid Fellow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6666615452989">
            <text:p>0.266666615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13">
            <text:p>141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Tread Carefully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401396006330135">
            <text:p>0.401396006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855">
            <text:p>1855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Kirkdal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21060522">
            <text:p>0.282106052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halaa Ask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39581376">
            <text:p>0.193958137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57">
            <text:p>1457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Different Drum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01824131">
            <text:p>0.1901824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Northern Ai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51907908">
            <text:p>0.165190790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Two Brother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04213498">
            <text:p>0.17042134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Call Me Legend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91132854">
            <text:p>0.26911328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aydock</text:p>
          </table:table-cell>
          <table:table-cell table:style-name="Default" office:value-type="string">
            <text:p>Brookside La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197014027">
            <text:p>0.319701402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Rauzan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92643344">
            <text:p>0.149264334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Tilehurs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9840926">
            <text:p>0.182984092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Hardly Surprising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04019262">
            <text:p>0.404019262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47">
            <text:p>1547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Is This For Real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2978827133">
            <text:p>0.297882713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Empty Walle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3759121">
            <text:p>0.18375912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Al Qareem</text:p>
          </table:table-cell>
          <table:table-cell table:style-name="Default" office:value-type="float" office:value="1.83">
            <text:p>1.83</text:p>
          </table:table-cell>
          <table:table-cell table:style-name="Default" office:value-type="float" office:value="0.521914266">
            <text:p>0.52191426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357">
            <text:p>135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taysound Susi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9115914">
            <text:p>0.167911591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Carbine Harvester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41552248">
            <text:p>0.154155224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535">
            <text:p>153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El Bodon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.0561876824">
            <text:p>0.0561876824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542">
            <text:p>1542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Perry Mason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120841942">
            <text:p>0.112084194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Paradias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826782739">
            <text:p>0.0826782739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Eastwatch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5398189">
            <text:p>0.267539818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Lord Harcour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69677694">
            <text:p>0.286967769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642">
            <text:p>1642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Duke Of Oxfor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07998479">
            <text:p>0.180799847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 table:number-rows-repeated="291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1">11/04/2026</text:date>, <text:time>15:4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11T15:42:04.70</dc:date>
    <dc:creator>Kieran O'Hagan</dc:creator>
    <meta:editing-duration>PT14H24M5S</meta:editing-duration>
    <meta:editing-cycles>37</meta:editing-cycles>
    <meta:generator>OpenOffice/4.1.16$Win32 OpenOffice.org_project/4116m3$Build-9816</meta:generator>
    <meta:document-statistic meta:table-count="3" meta:cell-count="837" meta:object-count="0"/>
  </office:meta>
</office:document-meta>
</file>